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Preformatted_20_Text">
      <style:paragraph-properties fo:margin-top="0in" fo:margin-bottom="0.1965in" loext:contextual-spacing="false"/>
    </style:style>
    <style:style style:name="T1" style:family="text">
      <style:text-properties fo:background-color="#999999" loext:char-shading-value="0"/>
    </style:style>
    <style:style style:name="T2" style:family="text">
      <style:text-properties fo:background-color="#999999" loext:char-shading-value="0"/>
    </style:style>
    <style:style style:name="T3" style:family="text">
      <style:text-properties fo:color="#c9211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2">🎬 </text:span><text:span text:style-name="Strong_20_Emphasis"><text:span text:style-name="T2">Day 7 – Pandas in Python | Advanced Python Series</text:span></text:span></text:h>
      <text:p text:style-name="Text_20_body"><text:span text:style-name="Source_20_Text"/></text:p>
      <text:h text:style-name="Heading_20_2" text:outline-level="2"><text:span text:style-name="T3">📌 </text:span><text:span text:style-name="Strong_20_Emphasis"><text:span text:style-name="T3">What is Pandas in Python?</text:span></text:span></text:h>
      <text:p text:style-name="Text_20_body"><text:span text:style-name="Strong_20_Emphasis">Pandas</text:span> is a <text:span text:style-name="Strong_20_Emphasis">powerful data manipulation and analysis library</text:span> in Python, used to handle <text:span text:style-name="Strong_20_Emphasis">structured data</text:span> like tables, spreadsheets, and CSV files.</text:p>
      <text:p text:style-name="Text_20_body">📘 <text:span text:style-name="Strong_20_Emphasis">Simple Explanation</text:span>:<text:line-break/><text:span text:style-name="Emphasis">"Pandas ek aisi library hai jo Python ko Excel jaisa banati hai — jahan rows aur columns ke saath aap magic kar sakte ho."</text:span></text:p>
      <text:p text:style-name="Text_20_body">➡️ <text:span text:style-name="Strong_20_Emphasis">Pandas = Python ka digital spreadsheet assistant!</text:span></text:p>
      <text:p text:style-name="Horizontal_20_Line"/>
      <text:h text:style-name="Heading_20_2" text:outline-level="2"><text:span text:style-name="T3">⚙️ </text:span><text:span text:style-name="Strong_20_Emphasis"><text:span text:style-name="T3">Installing Pandas</text:span></text:span></text:h>
      <text:p text:style-name="P4"><text:span text:style-name="Source_20_Text">pip install pandas</text:span></text:p>
      <text:p text:style-name="Horizontal_20_Line"/>
      <text:h text:style-name="Heading_20_2" text:outline-level="2">📚 <text:span text:style-name="Strong_20_Emphasis">Core Concepts in Pandas</text:span></text:h>
      <text:h text:style-name="Heading_20_3" text:outline-level="3">✅ 1. <text:span text:style-name="Strong_20_Emphasis">Series</text:span> (1D Data)</text:h>
      <text:p text:style-name="Text_20_body">Like a single column.</text:p>
      <text:p text:style-name="Preformatted_20_Text"><text:span text:style-name="Source_20_Text">import pandas as pd</text:span></text:p>
      <text:p text:style-name="Preformatted_20_Text"><text:span text:style-name="Source_20_Text">s = pd.Series([10, 20, 30])</text:span></text:p>
      <text:p text:style-name="P4"><text:span text:style-name="Source_20_Text">print(s)</text:span></text:p>
      <text:p text:style-name="Text_20_body">🧠 Use for simple, labeled data — like scores, sales, temperatures.</text:p>
      <text:p text:style-name="Horizontal_20_Line"/>
      <text:h text:style-name="Heading_20_3" text:outline-level="3">✅ 2. <text:span text:style-name="Strong_20_Emphasis">DataFrame</text:span> (2D Data)</text:h>
      <text:p text:style-name="Text_20_body">Like a table with rows &amp; columns.</text:p>
      <text:p text:style-name="Preformatted_20_Text"><text:span text:style-name="Source_20_Text">data = {'Name': ['Nikita', 'Aryan'], 'Marks': [90, 88]}</text:span></text:p>
      <text:p text:style-name="Preformatted_20_Text"><text:span text:style-name="Source_20_Text">df = pd.DataFrame(data)</text:span></text:p>
      <text:p text:style-name="P4"><text:span text:style-name="Source_20_Text">print(df)</text:span></text:p>
      <text:p text:style-name="Text_20_body">📌 Perfect for CSV, Excel, SQL data.</text:p>
      <text:p text:style-name="Horizontal_20_Line"/>
      <text:h text:style-name="Heading_20_2" text:outline-level="2"><text:soft-page-break/>🔍 <text:span text:style-name="Strong_20_Emphasis">Basic Operations in Pandas</text:span></text:h>
      <text:h text:style-name="Heading_20_3" text:outline-level="3">📄 <text:span text:style-name="Strong_20_Emphasis">Reading Data</text:span></text:h>
      <text:p text:style-name="P4"><text:span text:style-name="Source_20_Text">df = pd.read_csv('students.csv')</text:span></text:p>
      <text:h text:style-name="Heading_20_3" text:outline-level="3">🧼 <text:span text:style-name="Strong_20_Emphasis">Cleaning Data</text:span></text:h>
      <text:p text:style-name="Preformatted_20_Text"><text:span text:style-name="Source_20_Text">df.dropna() <text:s text:c="6"/># Removes nulls</text:span></text:p>
      <text:p text:style-name="P4"><text:span text:style-name="Source_20_Text">df.fillna(0) <text:s text:c="5"/># Replaces nulls with 0</text:span></text:p>
      <text:h text:style-name="Heading_20_3" text:outline-level="3">🔎 <text:span text:style-name="Strong_20_Emphasis">Filtering Rows</text:span></text:h>
      <text:p text:style-name="P4"><text:span text:style-name="Source_20_Text">df[df['Marks'] &gt; 85]</text:span></text:p>
      <text:h text:style-name="Heading_20_3" text:outline-level="3">🧮 <text:span text:style-name="Strong_20_Emphasis">Sorting Data</text:span></text:h>
      <text:p text:style-name="P4"><text:span text:style-name="Source_20_Text">df.sort_values('Marks', ascending=False)</text:span></text:p>
      <text:h text:style-name="Heading_20_3" text:outline-level="3">📈 <text:span text:style-name="Strong_20_Emphasis">Group &amp; Aggregate</text:span></text:h>
      <text:p text:style-name="P4"><text:span text:style-name="Source_20_Text">df.groupby('Class')['Marks'].mean()</text:span></text:p>
      <text:p text:style-name="Horizontal_20_Line"/>
      <text:h text:style-name="Heading_20_2" text:outline-level="2">🔗 <text:span text:style-name="Strong_20_Emphasis">Combining DataFrames</text:span></text:h>
      <text:p text:style-name="Preformatted_20_Text"><text:span text:style-name="Source_20_Text">df1 = pd.DataFrame({'ID': [1, 2], 'Name': ['A', 'B']})</text:span></text:p>
      <text:p text:style-name="Preformatted_20_Text"><text:span text:style-name="Source_20_Text">df2 = pd.DataFrame({'ID': [1, 2], 'Marks': [90, 95]})</text:span></text:p>
      <text:p text:style-name="P4"><text:span text:style-name="Source_20_Text">merged = pd.merge(df1, df2, on='ID')</text:span></text:p>
      <text:p text:style-name="Horizontal_20_Line"/>
      <text:h text:style-name="Heading_20_2" text:outline-level="2">📊 <text:span text:style-name="Strong_20_Emphasis">Real-Life Use Cases of Pandas</text:span></text:h>
      <text:list xml:id="list3954060416" text:style-name="L1">
        <text:list-item>
          <text:p text:style-name="P1">📁 CSV file processing</text:p>
        </text:list-item>
        <text:list-item>
          <text:p text:style-name="P1">📈 Sales data analysis</text:p>
        </text:list-item>
        <text:list-item>
          <text:p text:style-name="P1">📊 School/College marksheet management</text:p>
        </text:list-item>
        <text:list-item>
          <text:p text:style-name="P1">🧪 Scientific experiment results</text:p>
        </text:list-item>
        <text:list-item>
          <text:p text:style-name="P1">🧾 Budget &amp; expense tracking</text:p>
        </text:list-item>
      </text:list>
      <text:p text:style-name="Horizontal_20_Line"/>
      <text:h text:style-name="Heading_20_2" text:outline-level="2">📦 <text:span text:style-name="Strong_20_Emphasis">Why Every Python Learner Should Know Pandas</text:span></text:h>
      <text:p text:style-name="Text_20_body">✅ Easy to learn<text:line-break/>✅ Speeds up data tasks<text:line-break/><text:soft-page-break/>✅ Used in Data Science, ML, Automation<text:line-break/>✅ Works with NumPy, Matplotlib, Excel, SQL</text:p>
      <text:p text:style-name="Horizontal_20_Line"/>
      <text:h text:style-name="Heading_20_2" text:outline-level="2">🧠 <text:span text:style-name="Strong_20_Emphasis">Pro Learning Tip</text:span></text:h>
      <text:p text:style-name="Text_20_body">Always remember:</text:p>
      <text:p text:style-name="Quotations"><text:span text:style-name="Emphasis">"Pandas simplifies your messy data."</text:span><text:line-break/>Use Pandas if you want to <text:span text:style-name="Strong_20_Emphasis">analyze</text:span>, <text:span text:style-name="Strong_20_Emphasis">filter</text:span>, <text:span text:style-name="Strong_20_Emphasis">clean</text:span>, <text:span text:style-name="Strong_20_Emphasis">group</text:span>, or <text:span text:style-name="Strong_20_Emphasis">visualize</text:span> any structured dataset.</text:p>
      <text:p text:style-name="Horizontal_20_Line"/>
      <text:h text:style-name="Heading_20_2" text:outline-level="2">📝 <text:span text:style-name="Strong_20_Emphasis">Summary – What You Learned Today</text:span></text:h>
      <text:list xml:id="list3012673240" text:style-name="L2">
        <text:list-item>
          <text:p text:style-name="P2">Pandas = Data Analysis Toolkit in Python</text:p>
        </text:list-item>
        <text:list-item>
          <text:p text:style-name="P2">Series = Single column; DataFrame = Table</text:p>
        </text:list-item>
        <text:list-item>
          <text:p text:style-name="P2">Easily read, write, clean, filter, and group data</text:p>
        </text:list-item>
        <text:list-item>
          <text:p text:style-name="P2">Super useful in real-world Python projects</text:p>
        </text:list-item>
      </text:list>
      <text:p text:style-name="Horizontal_20_Line"/>
      <text:h text:style-name="Heading_20_2" text:outline-level="2">❓ <text:span text:style-name="Strong_20_Emphasis">Mini Challenge for Viewers</text:span></text:h>
      <text:p text:style-name="Text_20_body">🎯 <text:span text:style-name="Emphasis">"Suppose you have a file </text:span><text:span text:style-name="Emphasis"><text:span text:style-name="Source_20_Text">sales.csv</text:span></text:span><text:span text:style-name="Emphasis">. How will you load it and print top 5 rows in Pandas?"</text:span><text:line-break/>👇 Type your answer in comments to boost engagement!</text:p>
      <text:p text:style-name="Horizontal_20_Line"/>
      <text:h text:style-name="Heading_20_2" text:outline-level="2">🔚 <text:span text:style-name="Strong_20_Emphasis">Attractive Outro for Watch Time &amp; Engagement</text:span></text:h>
      <text:p text:style-name="Text_20_body">🎙️ <text:span text:style-name="Emphasis">“Agar aapko Pandas interesting laga, toh video ko like karo, doston ke saath share karo, aur channel ko subscribe karna mat bhoolna! Agle episode mein hum explore karenge Pandas ke kuch advance concepts jaise merging, pivot tables, and real-world mini projects — so milte hain next video mein! 🚀”</text:span></text:p>
      <text:p text:style-name="Horizontal_20_Line"/>
      <text:h text:style-name="Heading_20_2" text:outline-level="2">🧲 <text:span text:style-name="Strong_20_Emphasis">SEO Hashtags / Tags for YouTube</text:span></text:h>
      <text:p text:style-name="P4"><text:span text:style-name="Source_20_Text">#PandasPython #PythonDataAnalysis #AdvancedPython #PythonHindi #PandasForBeginners #PandasTutorial #LearnPandas #PythonExcelAlternative #DataAnalysisWithPandas #PythonAdvancedSeries</text:span></text:p>
      <text:p text:style-name="Horizontal_20_Line"/>
      <text:h text:style-name="Heading_20_2" text:outline-level="2"><text:soft-page-break/>📸 <text:span text:style-name="Strong_20_Emphasis">Thumbnail Suggestions</text:span></text:h>
      <text:p text:style-name="Text_20_body">🟩 Background: Table with colorful rows<text:line-break/>🧑‍🏫 Left Side: You (or cartoon teacher) pointing at "Pandas = Power of Data!"<text:line-break/>🟨 Text:</text:p>
      <text:list xml:id="list1815870479" text:style-name="L3">
        <text:list-item>
          <text:p text:style-name="P3">Top: “Day 7 – Pandas in Python”</text:p>
        </text:list-item>
        <text:list-item>
          <text:p text:style-name="P3">Bottom: “Data Handling Made Easy!”</text:p>
        </text:list-item>
      </text:list>
      <text:p text:style-name="Horizontal_20_Line"/>
      <text:p text:style-name="Text_20_body">Would you like me to generate the <text:span text:style-name="Strong_20_Emphasis">thumbnail image</text:span> for you nex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7-23T21:59:38.208000000</meta:creation-date>
    <dc:date>2025-07-23T22:03:57.925000000</dc:date>
    <meta:editing-duration>PT4M21S</meta:editing-duration>
    <meta:editing-cycles>1</meta:editing-cycles>
    <meta:document-statistic meta:table-count="0" meta:image-count="0" meta:object-count="0" meta:page-count="4" meta:paragraph-count="63" meta:word-count="491" meta:character-count="3009" meta:non-whitespace-character-count="2575"/>
    <meta:generator>Neat_Office/6.2.8.2$Windows_x86 LibreOffice_project/</meta:generator>
  </office:meta>
</office:document-meta>
</file>